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5.5" calcext:value-type="float">
            <text:p>175.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8]-[.B138]" office:value-type="time" office:time-value="PT01H15M00S" calcext:value-type="time">
            <text:p>01:15:00</text:p>
          </table:table-cell>
          <table:table-cell table:formula="of:=[.E138]*24" office:value-type="float" office:value="1.25" calcext:value-type="float">
            <text:p>1.25</text:p>
          </table:table-cell>
          <table:table-cell/>
          <table:table-cell table:formula="of:=[.H137]+[.F138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4.75" calcext:value-type="float">
            <text:p>-34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23T12:21:04.271000000</dc:date>
    <meta:editing-duration>P37DT19M47S</meta:editing-duration>
    <meta:editing-cycles>414</meta:editing-cycles>
    <meta:generator>LibreOffice/7.4.7.2$Windows_X86_64 LibreOffice_project/723314e595e8007d3cf785c16538505a1c878ca5</meta:generator>
    <meta:document-statistic meta:table-count="1" meta:cell-count="1017" meta:object-count="0"/>
  </office:meta>
</office:document-meta>
</file>